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63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0.90083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11.6063888888889cm"/>
    </style:style>
    <style:style style:name="co6" style:family="table-column">
      <style:table-column-properties fo:break-before="auto" style:column-width="4.48027777777778cm"/>
    </style:style>
    <style:style style:name="co7" style:family="table-column">
      <style:table-column-properties fo:break-before="auto" style:column-width="2.83986111111111cm"/>
    </style:style>
    <style:style style:name="co8" style:family="table-column">
      <style:table-column-properties fo:break-before="auto" style:column-width="2.99861111111111cm"/>
    </style:style>
    <style:style style:name="co9" style:family="table-column">
      <style:table-column-properties fo:break-before="auto" style:column-width="3.15736111111111cm"/>
    </style:style>
    <style:style style:name="co10" style:family="table-column">
      <style:table-column-properties fo:break-before="auto" style:column-width="1.34055555555556cm"/>
    </style:style>
    <style:style style:name="co11" style:family="table-column">
      <style:table-column-properties fo:break-before="auto" style:column-width="10.4422222222222cm"/>
    </style:style>
    <style:style style:name="co12" style:family="table-column">
      <style:table-column-properties fo:break-before="auto" style:column-width="3.7747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uplicat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5">
            <text:p>PB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chinery Yard, Roads Dept, Watery Lane, Swords</text:p>
          </table:table-cell>
          <table:table-cell office:value-type="string" table:style-name="ce1">
            <text:p>St Gabriels N 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chinary Yard, Watery Lane, Swords</text:p>
          </table:table-cell>
          <table:table-cell office:value-type="string" table:style-name="ce1">
            <text:p>St Gabriels 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well Garda Station 30 Chancery Street Dublin 7 Co Dublin</text:p>
          </table:table-cell>
          <table:table-cell office:value-type="string" table:style-name="ce1">
            <text:p>Scoil Lorc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well Chancery Street <text:s/>Dublin</text:p>
          </table:table-cell>
          <table:table-cell office:value-type="string" table:style-name="ce1">
            <text:p>Scoil Lorcain B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arda Station 43 Donnybrook Road Dublin 4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arda Station Donnybrook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Harcourt Square D2 41 Harcourt Street Dublin 2 Db 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lock 1 Harcourt Square Harcourt Street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uplicates_deduplicated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4">
            <text:p>Location</text:p>
          </table:table-cell>
          <table:table-cell office:value-type="string" table:style-name="ce5">
            <text:p>PB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chinery Yard, Roads Dept, Watery Lane, Swords</text:p>
          </table:table-cell>
          <table:table-cell office:value-type="string" table:style-name="ce1">
            <text:p>St Gabriels N 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chinary Yard, Watery Lane, Swords</text:p>
          </table:table-cell>
          <table:table-cell office:value-type="string" table:style-name="ce1">
            <text:p>St Gabriels N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well Garda Station 30 Chancery Street Dublin 7 Co Dublin</text:p>
          </table:table-cell>
          <table:table-cell office:value-type="string" table:style-name="ce1">
            <text:p>Scoil Lorc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well Chancery Street <text:s/>Dublin</text:p>
          </table:table-cell>
          <table:table-cell office:value-type="string" table:style-name="ce1">
            <text:p>Scoil Lorcai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arda Station 43 Donnybrook Road Dublin 4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arda Station Donnybrook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Harcourt Square D2 41 Harcourt Street Dublin 2 Db I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Block 1 Harcourt Square Harcourt Street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ot_duplicates" table:style-name="ta2"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4">
            <text:p>Location</text:p>
          </table:table-cell>
          <table:table-cell office:value-type="string" table:style-name="ce5">
            <text:p>PB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9 Buckingham Street Upper, Dublin 01</text:p>
          </table:table-cell>
          <table:table-cell office:value-type="string" table:style-name="ce1">
            <text:p>Scoil Maelruain Juni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1 Buckingham Street Upper, Dublin 01</text:p>
          </table:table-cell>
          <table:table-cell office:value-type="string" table:style-name="ce1">
            <text:p>Scoil Maelruain Sen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111 Bray Road Dublin 18 Co Dublin</text:p>
          </table:table-cell>
          <table:table-cell office:value-type="string" table:style-name="ce1">
            <text:p>St Gabriels N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R District Oscar Traynor Road</text:p>
          </table:table-cell>
          <table:table-cell office:value-type="string" table:style-name="ce1">
            <text:p>St Georges N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Barracks 43 Donnybrook Road Dublin 4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Barracks Lu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23A Kilmainham Lane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23 A Kiln Marley Park Craft Courty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Old Kilmainham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Kilmacud Rd Up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Pearse Street Dublin 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Ronanstown Dublin 2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iler House Garda Depot 11 Phoenix Park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fields Depot Unit 1 Phoenix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Hospital 11 Phoenix Park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y And Claims Garda Hq Phoenix Park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not_duplicates_deduplicated" table:style-name="ta3">
        <table:table-column table:style-name="co11" table:default-cell-style-name="ce1"/>
        <table:table-column table:style-name="co1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4">
            <text:p>Location</text:p>
          </table:table-cell>
          <table:table-cell office:value-type="string" table:style-name="ce5">
            <text:p>PB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9 Buckingham Street Upper, Dublin 01</text:p>
          </table:table-cell>
          <table:table-cell office:value-type="string" table:style-name="ce1">
            <text:p>Scoil Maelruain Juni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29 Buckingham Street Upper, Dublin 01</text:p>
          </table:table-cell>
          <table:table-cell office:value-type="string" table:style-name="ce1">
            <text:p>Scoil Maelruain Sen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111 Bray Road Dublin 18 Co Dublin</text:p>
          </table:table-cell>
          <table:table-cell office:value-type="string" table:style-name="ce1">
            <text:p>St Gabriels N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Station R District Oscar Traynor Road</text:p>
          </table:table-cell>
          <table:table-cell office:value-type="string" table:style-name="ce1">
            <text:p>St Georges N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a Barracks 43 Donnybrook Road Dublin 4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Barracks Lu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23A Kilmainham Lane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23 A Kiln Marley Park Craft Courtya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Old Kilmainham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Kilmacud Rd Up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Pearse Street Dublin 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 Ronanstown Dublin 22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iler House Garda Depot 11 Phoenix Park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fields Depot Unit 1 Phoenix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Hospital 11 Phoenix Park Dublin 8 Co Dub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y And Claims Garda Hq Phoenix Park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4T06:48:07Z</dc:date>
  </office:meta>
</office:document-meta>
</file>